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BM Plex Mono" svg:font-family="'IBM Plex Mono'" style:font-adornments="Regular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757575" draw:opacity="100%" draw:textarea-horizontal-align="justify" draw:textarea-vertical-align="middle" draw:auto-grow-height="false" fo:min-height="7.15cm" fo:min-width="34.15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svg:stroke-linecap="round" draw:fill="solid" draw:fill-color="#616161" draw:textarea-horizontal-align="left" draw:auto-grow-height="true" draw:auto-grow-width="false" fo:min-height="0.712cm" fo:min-width="0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solid" draw:fill-color="#7cb342" draw:textarea-horizontal-align="center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b71c1c" draw:marker-start="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width="0.1cm" svg:stroke-color="#1b5e20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svg:stroke-color="#000000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000000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solid" draw:stroke-dash="Dot" svg:stroke-width="0cm" svg:stroke-color="#212121" draw:marker-start-width="0.2cm" draw:marker-end-width="0.2cm" draw:stroke-linejoin="round" draw:fill="solid" draw:fill-color="#9fa8da" draw:textarea-horizontal-align="justify" draw:textarea-vertical-align="middle" draw:auto-grow-height="true" fo:min-height="0cm" fo:min-width="0cm" fo:padding-top="0.125cm" fo:padding-bottom="0.125cm" fo:padding-left="0.25cm" fo:padding-right="0.25cm" fo:wrap-option="no-wrap" draw:shadow="hidden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cm" svg:stroke-color="#b71c1c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solid" draw:fill-color="#757575" draw:opacity="100%"/>
      <style:paragraph-properties fo:text-align="center" style:writing-mode="lr-tb"/>
    </style:style>
    <style:style style:name="P2" style:family="paragraph">
      <loext:graphic-properties draw:fill="solid" draw:fill-color="#616161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59d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Liberation Sans" fo:font-style="normal" fo:font-weight="normal"/>
    </style:style>
    <style:style style:name="P6" style:family="paragraph">
      <loext:graphic-properties draw:fill="solid" draw:fill-color="#7cb34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Liberation Sans" fo:font-style="normal" fo:font-weight="normal"/>
    </style:style>
    <style:style style:name="P7" style:family="paragraph">
      <loext:graphic-properties draw:fill="solid" draw:fill-color="#424242"/>
      <style:paragraph-properties fo:text-align="center"/>
    </style:style>
    <style:style style:name="P8" style:family="paragraph">
      <style:paragraph-properties fo:text-align="center"/>
      <style:text-properties style:font-name="IBM Plex Mono" fo:font-size="12pt"/>
    </style:style>
    <style:style style:name="P9" style:family="paragraph">
      <loext:graphic-properties draw:fill="solid" draw:fill-color="#9fa8da"/>
      <style:paragraph-properties fo:text-align="center" style:writing-mode="lr-tb"/>
      <style:text-properties style:font-name="IBM Plex Mono" fo:font-size="12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style="normal" fo:font-weight="normal"/>
    </style:style>
    <style:style style:name="T5" style:family="text">
      <style:text-properties fo:font-size="18pt"/>
    </style:style>
    <style:style style:name="T6" style:family="text">
      <style:text-properties style:font-name="IBM Plex Mono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draw:style-name="gr1">
          <draw:custom-shape draw:style-name="gr2" draw:text-style-name="P1" draw:layer="layout" svg:width="34.75cm" svg:height="7.5cm" svg:x="3.625cm" svg:y="1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34.7cm" svg:height="1.062cm" svg:x="3.65cm" svg:y="1.662cm">
            <draw:text-box>
              <text:p>2) Create your Certification Request</text:p>
            </draw:text-box>
          </draw:frame>
          <draw:custom-shape draw:style-name="gr4" draw:text-style-name="P4" xml:id="id2" draw:id="id2" draw:layer="layout" svg:width="7.15cm" svg:height="0.962cm" svg:x="13.064cm" svg:y="7.4cm">
            <text:p text:style-name="P3">🔑 <text:span text:style-name="T1">Private key: code_signing.ke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3" draw:id="id3" draw:layer="layout" svg:width="8.714cm" svg:height="0.962cm" svg:x="16.644cm" svg:y="3.044cm">
            <text:p text:style-name="P5"><text:span text:style-name="T2">✏️</text:span><text:span text:style-name="T3"> Configuration: </text:span><text:span text:style-name="T4">certification_request.conf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4" draw:id="id4" draw:layer="layout" svg:width="7.95cm" svg:height="0.962cm" svg:x="21.566cm" svg:y="7.544cm">
            <text:p text:style-name="P3"><text:span text:style-name="T5">🔓 </text:span><text:span text:style-name="T1">Request : certification_request.csr</text:span></text:p>
            <draw:enhanced-geometry svg:viewBox="0 0 21600 21600" draw:type="rectangle" draw:enhanced-path="M 0 0 L 21600 0 21600 21600 0 21600 0 0 Z N"/>
          </draw:custom-shape>
          <draw:connector draw:style-name="gr7" draw:text-style-name="P7" draw:layer="layout" draw:type="curve" svg:x1="21cm" svg:y1="6.275cm" svg:x2="16.639cm" svg:y2="7.4cm" draw:start-shape="id1" draw:start-glue-point="2" draw:end-shape="id2" draw:end-glue-point="0" svg:d="M21000 6275c0 844-4361 282-4361 1125" svg:viewBox="0 0 4362 1126">
            <text:p/>
          </draw:connector>
          <draw:connector draw:style-name="gr8" draw:text-style-name="P7" draw:layer="layout" draw:type="curve" svg:x1="21.001cm" svg:y1="4.006cm" svg:x2="21cm" svg:y2="5.135cm" draw:start-shape="id3" draw:start-glue-point="2" draw:end-shape="id1" draw:end-glue-point="0" svg:d="M21001 4006c0 847-1 283-1 1129" svg:viewBox="0 0 2 1130">
            <text:p/>
          </draw:connector>
          <draw:connector draw:style-name="gr9" draw:text-style-name="P7" draw:layer="layout" draw:type="curve" svg:x1="21cm" svg:y1="6.275cm" svg:x2="25.541cm" svg:y2="7.544cm" draw:start-shape="id1" draw:start-glue-point="2" draw:end-shape="id4" draw:end-glue-point="0" svg:d="M21000 6275c0 952 4541 318 4541 1269" svg:viewBox="0 0 4542 1270">
            <text:p/>
          </draw:connector>
          <draw:connector draw:style-name="gr10" draw:text-style-name="P7" draw:layer="layout" draw:type="curve" svg:x1="25.541cm" svg:y1="8.506cm" svg:x2="25.56cm" svg:y2="9.5cm" draw:start-shape="id4" draw:start-glue-point="2" svg:d="M25541 8506c0 1122 19 625 19 994" svg:viewBox="0 0 20 995">
            <text:p/>
          </draw:connector>
          <draw:custom-shape draw:style-name="gr11" draw:text-style-name="P9" xml:id="id1" draw:id="id1" draw:layer="layout" svg:width="34.34cm" svg:height="1.14cm" svg:x="3.83cm" svg:y="5.135cm">
            <text:p text:style-name="P8"><text:span text:style-name="T6">openssl req -new -newkey rsa:4096 -noenc -config certification_request.conf -keyout code_signing.key -out certification_request.csr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onnector draw:style-name="gr12" draw:text-style-name="P7" draw:layer="layout" draw:type="curve" svg:x1="17.013cm" svg:y1="8.412cm" svg:x2="17.022cm" svg:y2="9.5cm" svg:d="M17013 8412c0 816 9 272 9 1088" svg:viewBox="0 0 10 108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BM Plex Mono" svg:font-family="'IBM Plex Mono'" style:font-adornments="Regular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8T19:05:19.187544600</meta:creation-date>
    <dc:date>2025-10-15T18:43:07.804224400</dc:date>
    <meta:editing-duration>PT2H28M33S</meta:editing-duration>
    <meta:editing-cycles>19</meta:editing-cycles>
    <meta:generator>LibreOffice/25.2.5.2$Windows_X86_64 LibreOffice_project/03d19516eb2e1dd5d4ccd751a0d6f35f35e08022</meta:generator>
    <meta:document-statistic meta:object-count="12"/>
  </office:meta>
</office:document-meta>
</file>